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&lt;prog&gt;→ program &lt;id&gt; ; var &lt;dec_list&gt; begin &lt;stat-list&gt; end.</text:p>
      <text:p text:style-name="Standard">&lt;id&gt; <text:s text:c="3"/>→ &lt;letter&gt;&lt;id-after&gt;</text:p>
      <text:p text:style-name="Standard">&lt;id-after&gt; -&gt; &lt;letter&gt;&lt;id-after&gt;</text:p>
      <text:p text:style-name="Standard">&lt;id-after&gt; -&gt; &lt;digit&gt;&lt;id-after&gt;</text:p>
      <text:p text:style-name="Standard">&lt;id-after&gt;<text:s/>→ &lt;lambda&gt;</text:p>
      <text:p text:style-name="Standard">&lt;dec-list&gt; → &lt;dec&gt; : &lt;type&gt; ;</text:p>
      <text:p text:style-name="Standard">&lt;dec&gt; → &lt;id&gt; , &lt;dec&gt;</text:p>
      <text:p text:style-name="Standard">&lt;dec&gt; →<text:s/>&lt;id&gt;<text:s/>, &lt;id&gt;</text:p>
      <text:p text:style-name="Standard">&lt;type&gt; → integer</text:p>
      <text:p text:style-name="Standard">&lt;stat-list&gt;→ &lt;stat&gt;</text:p>
      <text:p text:style-name="Standard">&lt;stat-list&gt;→ &lt;stat&gt;&lt;stat-list&gt;</text:p>
      <text:p text:style-name="Standard">&lt;stat&gt; → &lt;write&gt;</text:p>
      <text:p text:style-name="Standard">&lt;stat&gt; → &lt;assign&gt;</text:p>
      <text:p text:style-name="Standard">&lt;write&gt; → print(&lt;id&gt;);</text:p>
      <text:p text:style-name="Standard">&lt;assign&gt; → &lt;id&gt; = &lt;expr&gt;;</text:p>
      <text:p text:style-name="Standard">&lt;expr&gt; → &lt;expr&gt; + &lt;term&gt;</text:p>
      <text:p text:style-name="Standard">&lt;expr&gt; → &lt;expr&gt; - &lt;term&gt;</text:p>
      <text:p text:style-name="Standard">&lt;expr&gt; → &lt;term&gt;</text:p>
      <text:p text:style-name="Standard">&lt;term&gt; →<text:s/>&lt;term&gt; * &lt;factor&gt;</text:p>
      <text:p text:style-name="Standard">&lt;term&gt; → &lt;term&gt; / &lt;factor&gt;</text:p>
      <text:p text:style-name="Standard">&lt;term&gt; → &lt;factor&gt;</text:p>
      <text:p text:style-name="Standard">&lt;factor&gt; → &lt;id&gt;</text:p>
      <text:p text:style-name="Standard">&lt;factor&gt; → &lt;number&gt;</text:p>
      <text:p text:style-name="Standard">&lt;factor&gt;→ (&lt;expr&gt;)</text:p>
      <text:p text:style-name="Standard">&lt;number&gt; → &lt;sign&gt;&lt;digit&gt; &lt;number-after&gt;</text:p>
      <text:p text:style-name="Standard">&lt;number-after&gt; → &lt;digit&gt;</text:p>
      <text:p text:style-name="Standard">&lt;number-after&gt; → &lt;lambda&gt;</text:p>
      <text:p text:style-name="Standard">&lt;sign&gt; →<text:s/>+</text:p>
      <text:p text:style-name="Standard">&lt;sign&gt; → -</text:p>
      <text:p text:style-name="Standard">&lt;sign&gt; → &lt;lambda&gt;</text:p>
      <text:p text:style-name="Standard">&lt;letter&gt; → p</text:p>
      <text:p text:style-name="Standard">&lt;letter&gt; →q</text:p>
      <text:p text:style-name="Standard">&lt;letter&gt; →q</text:p>
      <text:p text:style-name="Standard">&lt;letter&gt; →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ndrew Rivada</dc:creator>
    <meta:creation-date>2017-12-03T22:46:00Z</meta:creation-date>
    <dc:date>2017-12-03T22:46:00Z</dc:date>
    <meta:template xlink:href="Normal.dotm" xlink:type="simple"/>
    <meta:editing-cycles>2</meta:editing-cycles>
    <meta:editing-duration>PT60S</meta:editing-duration>
    <meta:document-statistic meta:page-count="1" meta:paragraph-count="1" meta:word-count="115" meta:character-count="772" meta:row-count="5" meta:non-whitespace-character-count="658"/>
  </office:meta>
</office:document-meta>
</file>